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0000000005E0000005E4FF81E9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stroke="none" svg:stroke-color="#0000ff" draw:fill="solid" draw:fill-color="#333333" draw:textarea-horizontal-align="center" draw:textarea-vertical-align="middl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olygon draw:style-name="gr1" draw:text-style-name="P1" draw:layer="layout" svg:width="0cm" svg:height="0cm" svg:x="8.8cm" svg:y="14.3cm" svg:viewBox="0 0 0 0" draw:points="0,0">
          <text:p/>
        </draw:polygon>
        <draw:polygon draw:style-name="gr1" draw:text-style-name="P1" draw:layer="layout" svg:width="0cm" svg:height="0cm" svg:x="11.5cm" svg:y="17.2cm" svg:viewBox="0 0 0 0" draw:points="0,0">
          <text:p/>
        </draw:polygon>
        <draw:polygon draw:style-name="gr2" draw:text-style-name="P1" draw:layer="layout" svg:width="2.599cm" svg:height="1.77cm" svg:x="9cm" svg:y="12cm" svg:viewBox="0 0 2600 1771" draw:points="0,1771 1300,0 1300,0 2600,1771 0,1771 2600,1771">
          <text:p/>
        </draw:polygon>
        <draw:polygon draw:style-name="gr2" draw:text-style-name="P1" draw:layer="layout" svg:width="2.599cm" svg:height="1.77cm" draw:transform="rotate (-3.14159265358979) translate (11.6cm 16.3cm)" svg:viewBox="0 0 2600 1771" draw:points="2600,1771 1300,0 1300,0 0,1771 2600,1771 0,177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3465af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" draw:display-name="Black 45 Degrees" draw:style="single" draw:color="#000000" draw:distance="0.102cm" draw:rotation="450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Wet" xlink:href="Pictures/100000000000005E0000005E4FF81E9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ing_20_9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1T19:07:45.85</meta:creation-date>
    <dc:date>2013-11-21T21:00:32.56</dc:date>
    <meta:editing-duration>PT43M59S</meta:editing-duration>
    <meta:editing-cycles>2</meta:editing-cycles>
    <meta:generator>LibreOffice/4.0.3.3$Windows_x86 LibreOffice_project/0eaa50a932c8f2199a615e1eb30f7ac74279539</meta:generator>
    <meta:document-statistic meta:object-count="4"/>
  </office:meta>
</office:document-meta>
</file>